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Standard">
      <style:text-properties officeooo:paragraph-rsid="00008b23"/>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is Cloud Security - Part 1</text:p>
      <text:p text:style-name="P3"/>
      <text:p text:style-name="P3"/>
      <text:p text:style-name="P3"/>
      <text:p text:style-name="P3">Hi, I'm Nataraj Nagaratnam, and I'm from IBM Cloud. </text:p>
      <text:p text:style-name="Standard">Traditionally when you deploy an application, you have the entire data center, the servers </text:p>
      <text:p text:style-name="Standard">that you run. You're responsible for all of it. </text:p>
      <text:p text:style-name="Standard">In the cloud model, that's a shared responsibility between you and the cloud provider. </text:p>
      <text:p text:style-name="Standard">In a shared responsibility model, you need to rethink security; on what your responsibility </text:p>
      <text:p text:style-name="Standard">is, and what cloud provider's responsibility is. </text:p>
      <text:p text:style-name="Standard">Let's take platform as a service as an example. </text:p>
      <text:p text:style-name="Standard">When you look at PaaS, you're building applications, migrating data to the cloud, and building </text:p>
      <text:p text:style-name="Standard">applications, running them on the cloud. </text:p>
      <text:p text:style-name="Standard">So you're responsible for securing the applications, the workload, and the data, while the cloud </text:p>
      <text:p text:style-name="Standard">provider is responsible for managing the security of the platform, so that it's compliant, </text:p>
      <text:p text:style-name="Standard">it's secured from the perspective of network, the platform on down, in terms of managing </text:p>
      <text:p text:style-name="Standard">the containers, the runtime, and isolation so that you have your own space within the </text:p>
      <text:p text:style-name="Standard">platform. </text:p>
      <text:p text:style-name="Standard">Whereas, if you are adopting and migrating workloads to the cloud, and you're using infrastructure </text:p>
      <text:p text:style-name="Standard">as a service, then the cloud provider manages hypervisor on down </text:p>
      <text:p text:style-name="Standard">if you are using virtual servers or if you are using bare metal, then you can completely </text:p>
      <text:p text:style-name="Standard">control everything on up, from the operating system, the virtual servers that you run, </text:p>
      <text:p text:style-name="Standard">and the data you bring it on. </text:p>
      <text:p text:style-name="Standard">So it's very important to understand the adoption model, whether you're consuming Iaas, or PaaS, </text:p>
      <text:p text:style-name="Standard">or if you're consuming SaaS - where the club provider manages all the applications, and </text:p>
      <text:p text:style-name="Standard">the security of it and </text:p>
      <text:p text:style-name="Standard">you worry about the data that you bring in, and plan accordingly. </text:p>
      <text:p text:style-name="Standard">So that's a very important thing, because it's part of understanding your responsibility </text:p>
      <text:p text:style-name="Standard">in ultimately managing the risk and compliance of the workloads and the data that you bring </text:p>
      <text:p text:style-name="Standard">to cloud. </text:p>
      <text:p text:style-name="Standard">Now let's talk about architecture. </text:p>
      <text:p text:style-name="Standard">When you build applications and migrate applications, or modernize your apps - let's start with </text:p>
      <text:p text:style-name="Standard">data with all the risk that you deal with </text:p>
      <text:p text:style-name="Standard">and the kind of data matters. </text:p>
      <text:p text:style-name="Standard">Is it confidential data? </text:p>
      <text:p text:style-name="Standard">Is it public data or sensitive data, that may deal with private information? </text:p>
      <text:p text:style-name="Standard">Consider all those factors and make a secure design around what your data security architecture </text:p>
      <text:p text:style-name="Standard">should be. </text:p>
      <text:p text:style-name="Standard">Make sure you have data at rest encryption so that the data is always encrypted, whether </text:p>
      <text:p text:style-name="Standard">you use a database as a service, object store as a service, or other ways to store data </text:p>
      <text:p text:style-name="Standard">like block storage. </text:p>
      <text:p text:style-name="Standard">Encryption is for amateurs. </text:p>
      <text:p text:style-name="Standard">If you think about key management, is for professionals. </text:p>
      <text:p text:style-name="Standard">So, having more control of your keys, provide you the ability, in the context of shared </text:p>
      <text:p text:style-name="Standard">responsibility model, that you own your data. </text:p>
      <text:p text:style-name="Standard">You have complete control of your data. </text:p>
      <text:p text:style-name="Standard">So as you think about key management, make sure you have an approach to think about if you </text:p>
      <text:p text:style-name="Standard">are bringing confidential data, you want to bring your own keys. </text:p>
      <text:p text:style-name="Standard">Maybe sensitive data, you want to keep your own keys, so that how much control of the </text:p>
      <text:p text:style-name="Standard"><text:soft-page-break/>keys you have and the hardware security module in which the key processing the encryption/decryption </text:p>
      <text:p text:style-name="Standard">operations happen. </text:p>
      <text:p text:style-name="Standard">More control you have, more responsibility that you can take on. </text:p>
      <text:p text:style-name="Standard">So encryption at data at rest, data in motion - as it comes from services to data stores </text:p>
      <text:p text:style-name="Standard">or applications, so that as you think about data coming all the way. </text:p>
      <text:p text:style-name="Standard">Your request and API requests coming all the way - data in motion. </text:p>
      <text:p text:style-name="Standard">And in the new world you need to start thinking about when the application is actually processing </text:p>
      <text:p text:style-name="Standard">the data, that is going to be data in this memory. </text:p>
      <text:p text:style-name="Standard">So you can actually start to protect data using hardware based technologies where you </text:p>
      <text:p text:style-name="Standard">can protect in-memory data as well. </text:p>
      <text:p text:style-name="Standard">So that when it is in use, and in memory by the applications, you can protect it. </text:p>
      <text:p text:style-name="Standard">Take a holistic approach to data protection at rest, in motion, in use, with full control </text:p>
      <text:p text:style-name="Standard">of your keys. </text:p>
      <text:p text:style-name="Standard">It can be bring your own keys, or even better, push the boundary with keep your own keys. </text:p>
      <text:p text:style-name="Standard">The application that serves the data - it's not only about which application needs to </text:p>
      <text:p text:style-name="Standard">have access. </text:p>
      <text:p text:style-name="Standard">Make sure the data access is only on need by need basis. </text:p>
      <text:p text:style-name="Standard">Do not open up your data services to the whole world, be it network access, or everybody </text:p>
      <text:p text:style-name="Standard">to access the data. </text:p>
      <text:p text:style-name="Standard">Make sure you exactly know which applications need to access, or which users need to access </text:p>
      <text:p text:style-name="Standard">the data to run your cloud applications. </text:p>
      <text:p text:style-name="Standard">From an application viewpoint, make sure there are no vulnerabilities in your application. </text:p>
      <text:p text:style-name="Standard">So scan your applications. </text:p>
      <text:p text:style-name="Standard">Have an AppSec, application security, approach so that you can do dynamic scanning or static </text:p>
      <text:p text:style-name="Standard">scanning of your application before you deploy it into the production. </text:p>
      <text:p text:style-name="Standard">In the cloud native environment, you are deploying container images. </text:p>
      <text:p text:style-name="Standard">So you can scan your images. </text:p>
      <text:p text:style-name="Standard">You can scan it for vulnerabilities before you deploy, and set your policies so that </text:p>
      <text:p text:style-name="Standard">you only have secured images in production any time. </text:p>
      <text:p text:style-name="Standard">If there is any vulnerability in the new world, you don't need to patch these systems, you </text:p>
      <text:p text:style-name="Standard">just spin up a new container and off you go. </text:p>
      <text:p text:style-name="Standard">That's the beauty of a cloud native approach; that you have security built in in every step. </text:p>
      <text:p text:style-name="Standard">So at a container level and the applications that serves the business logic, you can start </text:p>
      <text:p text:style-name="Standard">to protect them. </text:p>
      <text:p text:style-name="Standard">Then when you look at the users coming in, you want to manage access in terms of who </text:p>
      <text:p text:style-name="Standard">the user is, and from where they are coming from. </text:p>
      <text:p text:style-name="Standard">So, identity - you need to make sure who the user is, or which service it is, based on </text:p>
      <text:p text:style-name="Standard">the identity of those services or users, so that you can maintain access control to your </text:p>
      <text:p text:style-name="Standard">application or data. </text:p>
      <text:p text:style-name="Standard">And also from the perspective of network access, you want to make sure only authorized users </text:p>
      <text:p text:style-name="Standard">can get in and </text:p>
      <text:p text:style-name="Standard">if there are intruders out there, you can make sure you set it up so that they are prevented </text:p>
      <text:p text:style-name="Standard">from accessing your application and your data in the cloud, be it through web application </text:p>
      <text:p text:style-name="Standard">firewalling, network access control, or distributed denial of service protection, and have intelligence </text:p>
      <text:p text:style-name="Standard">built into these network protections as well. </text:p>
      <text:p text:style-name="Standard">So both identity and network - in essence, you are protecting your data. </text:p>
      <text:p text:style-name="Standard">You need to manage access to your apps and the workload on the data that you have deployed </text:p>
      <text:p text:style-name="Standard">on the cloud. </text:p>
      <text:p text:style-name="P2"><text:soft-page-break/>In the next video, we will look at security monitoring and DevOps security.</text:p>
      <text:p text:style-name="P3"/>
      <text:p text:style-name="P3"/>
      <text:p text:style-name="P3"/>
      <text:p text:style-name="P3"/>
      <text:p text:style-name="P3">What is Cloud Security - Part 2</text:p>
      <text:p text:style-name="P3"/>
      <text:p text:style-name="P3">You need to have a continuous security monitoring so that you know at any point whether you're compliant, your policies, you can watch out for threats that you need to manage. Having an approach and set of tools to manage security and compliance posture is very important. Gaining insights about your posture, compliance, and threats. So from your deployment environment you can garner information. It can be security events, audit logs, flow logs from network or system that can be fed in so that you can figure out what your posture, and complaints, and threats are. And not only is it important for you to gain insight, you need to have actionable intelligence so that you can start to mediate. You may figure out there's a vulnerability; a container image that you have deployed is vulnerable, so you can remediate and respin up a new container. There may be a particular access from a network that seems to be coming in from a suspicious network IP address. You can block that. So ability to gain visibility and insights, and having that insight and turning it into actionable intelligence and remediating is very important. Let's talk about DevOps. DevOps is about development and operations. Traditionally we think about, okay, there's an application team that is doing the design and architecture for building code, and then you throw it over the wall for the enterprise security team to secure it and manage it. That should be rethought. Fundamentally, it's not just about dev and ops, but security needs to be a forethought, not an afterthought. So it should become SecDevOps approach to the way you build, manage, and run your applications. You need to embed security into the entire lifecycle, what we call shift left. Not only will you manage security, but shift left through the entire process. You need to have a secure design. So as you plan, as you design and say: what kind of data am I going to put what level of classification? What kind of applications am I building? Is it container-based? Is it a workload that I'm migrating? Take that into account along with what integrations you need to do so that you can plan it and architect it. Then as you build it, embed security as part of that process. Do you have security aware applications? For example, you may want to encrypt data, or the sensitive data. You may want to encrypt the data from your applications before you even store it into a data store. So, secure build - and you manage security. As part of SecDevOps, as you have secure design and architecture, you pass on that and build secure applications and deploy and manage security in continuous fashion. Then you have a closed loop so that whatever you find, you may need to remediate, or rearchitect your application, or implement certain things as the threats landscape evolves. In the next video, we will look at Identity and Access Managemen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Identity and Access Management</text:p>
      <text:p text:style-name="P3"/>
      <text:p text:style-name="P3">Según el Informe de Seguridad en la Nube 2019 de Cybersecurity Insiders, la principal preocupación de los profesionales de la ciberseguridad en la nube es la pérdida y fuga de datos. El acceso no autorizado a través del uso indebido de credenciales de los empleados y controles de acceso incorrectos es la mayor vulnerabilidad percibida a la seguridad de la nube, seguida de interfaces inseguras y API. En este video, veremos cómo la Administración de Identidad y Acceso, también conocida como control de acceso , funciona como la primera línea de defensa, lo que le permite autenticar y autorizar a los usuarios y proporcionar acceso específico al usuario a recursos, servicios y aplicaciones en la nube. Una estrategia de seguridad integral debe abarcar las necesidades de seguridad de un público amplio, incluyendo usuarios organizacionales, usuarios basados en Internet y sociales, organizaciones de socios comerciales de terceros y proveedores. Hay tres tipos principales de usuarios: Usuarios administrativos, Usuarios de desarrolladores y Usuarios de aplicaciones. Los usuarios administrativos incluyen administradores, operadores y administradores de plataformas en la nube: roles que normalmente crean, actualizan y eliminan instancias de aplicaciones y servicios, y también necesitan información sobre las actividades de los miembros de su equipo. Un atacante en una cuenta administrativa puede robar datos de instancias del servicio de base de datos de producción, implementar aplicaciones malintencionadas dentro del dominio del cliente o incluso destruir aplicaciones existentes. Los usuarios de desarrolladores incluyen desarrolladores de aplicaciones en la nube, desarrolladores de plataformas y editores de aplicaciones </text:p>
      <text:p text:style-name="P3">Los usuarios de desarrolladores están autorizados a leer información confidencial y a crear, actualizar y eliminar aplicaciones El tercer tipo de usuario es el usuario de la aplicación. Estos son los usuarios de las aplicaciones alojadas en la nube. Veamos los componentes clave de la gestión de identidades y accesos y cómo funcionan. 27 00:02:22 ,189 —&gt; 00:02:27 ,420 La autenticación, o el servicio de identidad, permite que las aplicaciones implementadas en la nube autenticen usuarios a nivel de aplicación, basados en una gama de proveedores de identidad como el directorio de la nube, proveedores de identidad social como Google, LinkedIn, Facebook, y Twitter, proveedor de identidades alojado en la empresa y proveedor de identidades alojado en la nube. A veces se pasan claves de API o identificadores únicos a una API para identificar la aplicación o el usuario que llama. La autenticación multifactor se utiliza para combatir el robo de identidad agregando un nivel adicional de autenticación para usuarios de aplicaciones, como contraseñas o pines de un solo uso, certificados, tokens , autenticación basada en riesgos, como cambios en la ubicación del usuario, actividad pasada, y preferencias. Los servicios de Cloud Directory se utilizan para administrar de forma segura los perfiles de usuario y sus credenciales asociadas y la política de contraseñas dentro de un entorno de nube. Un servicio de directorio dentro de una nube significa que las aplicaciones alojadas en la nube no necesitan para usar su propio repositorio de usuarios. Los informes ayudan a proporcionar una vista centrada en el usuario del acceso a los recursos o una vista centrada en los recursos del acceso de los usuarios. Los informes suelen dar información sobre qué usuarios tienen acceso a qué recursos, qué usuarios tienen cambios en los derechos de acceso, qué acceso está siendo explotado por cada usuario, y bajo qué condiciones. La auditoría y el cumplimiento de normas es un servicio crítico dentro del marco de administración de identidades y accesos, tanto para proveedores de nube como para consumidores de nube. Los auditores utilizan estos procesos para validar los controles implementados con respecto a la política de seguridad, el cumplimiento del sector y las políticas de riesgo de una organización, y para informar de desviaciones. La capacidad de administración de acceso de usuarios y servicios permite a los propietarios de aplicaciones y servicios en la nube aprovisionar y desaprovisionar perfiles de usuario de clientes, socios y proveedores con una interacción mínima humana. Esto optimiza el control de acceso en función del rol, la organización y las políticas de acceso definidas por el propietario. Las cuentas de usuario de administradores o desarrolladores dan acceso a información <text:soft-page-break/>confidencial. Para mitigar los riesgos de que estas cuentas sean pirateadas, necesita el máximo control durante todo el ciclo de vida de estos usuarios. Algunos de los controles que pueden ayudar a proteger estas cuentas confidenciales incluyen: Aprovisionamiento de usuarios especificando roles en recursos para cada usuario; Políticas de contraseña que controlan el uso de caracteres especiales, longitudes mínimas de contraseña, y otras configuraciones similares; Autenticación multifactor como contraseñas de una sola vez basadas en tiempo; y Desaprovisionamiento inmediato del acceso cuando los usuarios dejan o cambian roles. La mayoría de los proveedores en la nube ofrecen servicios de administración y acceso a identidades, normalmente incluyendo la capacidad de crear grupos de acceso, agregar usuarios a grupos de acceso y administrar el acceso para usuarios existentes. Un grupo de acceso es un grupo de usuarios e ID de servicio creado para que el mismo acceso se pueda asignar a todas las entidades dentro del grupo con una o más directivas de acceso. Las directivas de acceso definen cómo los usuarios, los ID de servicio y los grupos de acceso de la cuenta reciben permiso para acceder a los recursos de la cuenta. Las políticas incluyen: un sujeto (que puede ser usuarios, identificadores de servicio o grupos de acceso); un destino (que es el recurso o la oferta de servicios aprovisionados) al que desea proporcionar acceso; y un rol (que define las acciones permitidas en el destino de la política, es decir, el recurso al que el se está otorgando acceso. Los grupos de acceso proporcionan un proceso de asignación de acceso más optimizado en comparación con la asignación de acceso individual a cada usuario y ayudan a reducir el número de políticas en una cuenta. En este video, aprendimos cómo la Administración de Identidad y Acceso funciona como la primera línea de defensa para proteger la nube. En el siguiente video, vamos a aprender acerca de Cloud Encryption.</text:p>
      <text:p text:style-name="P3"/>
      <text:p text:style-name="P3"/>
      <text:p text:style-name="P3"/>
      <text:p text:style-name="P3"/>
      <text:p text:style-name="P3">Cloud Encryption</text:p>
      <text:p text:style-name="P3"/>
      <text:p text:style-name="P3">Given the concerns around data security and privacy, especially in public cloud environments, encryption plays a key role, and is often referred to as the last line of defense, in a layered security model. This protection not only encrypts data, but also provides robust data access control, key management, and certificate management. In this video, we will take a closer look at cloud encryption. Encryption is defined as scrambling data in a way that makes it illegible. There are two parts to an encryption system—the encryption algorithm and the decryption key. The encryption algorithm defines the rules by which data will be transformed so that it becomes illegible and the decryption key defines how the encrypted data will be transformed back to legible data. Encryption ensures that only authorized users have access to sensitive data, and when accessed or intercepted without authorization, data is unreadable and meaningless. Cloud providers offer various cloud encryption services. This could be limited encryption of data that is identified as sensitive or end-to-end encryption of all data uploaded to the cloud. Data is encrypted upon receipt, and encryption keys are passed to the customers to decrypt data when needed. Keys need to be managed securely. If you lose your keys, you will not be able to read your data. Data needs protection in three states—at rest, in transit, and when it is in use. Encryption at rest protects data while it is physically stored in a database or the storage layer. Depending on the application and business requirements, there could be multiple options for encrypting data at rest, such as encryption for block and file storage, built-in encryption in object storage, and database encryption services. Encryption in transit protects data while it is transmitted from one location to another. Encryption in transit includes encrypting the data before transmission, authenticating endpoints, and decrypting and verifying data on arrival. Secure Sockets Layer (or SSL) and Transport Layer Security (TLS) are commonly used protocols for encryption in transit. They are not only used when accessing websites securely but also for data moving between servers and services within the cloud. Encryption in use protects data when it is in use in memory for computations. It allows computations to be performed on encrypted text without needing to decrypt the data. Cloud <text:soft-page-break/>storage encryption could be server-side or client-side. Server-side encryption occurs after cloud storage receives your data, but before the data is written to disk and stored. For server-side encryption, you can either: Create and manage your own encryption keys, known as Customer-supplied encryption keys; or you can generate and manage your encryption keys using key management services offered by the cloud storage provider, known as Customer-managed encryption keys. Client-side encryption occurs before data is sent to cloud storage. This way, users can utilize encryption keys and algorithms that are not visible to the cloud provider, making it virtually impossible for cloud providers to decrypt hosted data. Given that a majority of enterprises today operate in multi-cloud environments, there is a need to implement a singular data protection strategy across an enterprise on-premise, hybrid, and multi-cloud deployments. Some cloud providers offer multi-cloud data encryption services with a range of features such as data access management, integrated key management, and sophisticated encryption that combine to deliver the scalability and flexibility to help protect the most sensitive workloads across the enterprise, regardless of where the data resides. Using a multi-cloud data encryption console, you can define and manage access policies, create, rotate, and manage encryption keys, and aggregate access logs. Encryption does not eliminate data security risk—it separates the security risk from the data itself by moving security to the encryption keys. These keys need to be managed and protected against threats in order to keep the data secure. Key Management Services offered by some cloud providers help perform life cycle management for encryption keys that are used in cloud services or customer-built applications. They enable customers to encrypt sensitive data at rest and to easily create and manage the entire lifecycle of cryptographic keys that are used to encrypt data. Since the keys remain in possession of the customer, the data is protected from cloud service providers as well as from other users. Some of the best practices for encryption key management include: Storing encryption keys separately from the encrypted data. Taking key backups offsite and auditing them regularly. Refreshing the keys periodically. Implementing multi-factor authentication for both the master and recovery keys. In the next video, we will learn about cloud monitoring and its benefits.</text:p>
      <text:p text:style-name="P3"/>
      <text:p text:style-name="P3"/>
      <text:p text:style-name="P3">Cloud Monitoring Basics and Benefits</text:p>
      <text:p text:style-name="P3"/>
      <text:p text:style-name="P3"/>
      <text:p text:style-name="P3">Cloud-based deployments can be complex. Monitoring performance across an entire stack of applications and services can be time-consuming and draining on internal resources. This is where cloud monitoring solutions come in. Cloud monitoring solutions assess data, application, and infrastructure behaviors for: performance, resource allocation, network availability, compliance, and security risks and threats. Cloud Monitoring is not just about automated tools. It includes the strategies, practices, and processes that need to be in place for analyzing, tracking, and managing cloud-based services and applications. It also serves to provide actionable insights that can help improve availability and user experience. Cloud monitoring helps to: Accelerate the diagnosis and resolution of performance incidents. Control the cost of your monitoring infrastructure. Mitigate the impact of abnormal situations with proactive notifications. Get critical Kubernetes and container insights for dynamic microservice monitoring. Troubleshoot your applications and infrastructure. Cloud monitoring solutions are designed to give organizations visibility and control over their entire cloud-based infrastructure. They provide: Data in real-time with round the clock monitoring of virtual machines, services, databases, and applications. Multilayer visibility into application, user, and file access behavior across all cloud-based applications and services. Advanced reporting and auditing capabilities for ensuring regulatory standards are being met. Large-scale performance monitoring integrations across multicloud and hybrid cloud environments. One way to categorize cloud monitoring tools solutions is to break them down into Infrastructure, Database, and Application Performance monitoring. Infrastructure monitoring tools help identify minor and large-scale hardware failures and security gaps so that developers and administrators can take corrective action before problems affect user experience. Database <text:soft-page-break/>monitoring tools help track processes, queries, and availability of services to ensure the accuracy and reliability of database management systems. Application Performance Monitoring, or APM, measures application availability and performance, providing tools needed to troubleshoot issues in an application's environment. APM solutions help improve user experience, meet application and user service level agreements (SLAs), minimize downtime, and lower overall operational costs. To get the most benefit from your cloud-based deployments, you can follow some standard cloud monitoring best practices. Leverage end-user experience monitoring solutions to capture the performance of an application from the point of view of its end users. These solutions monitor user journeys to track parameters such as application response time and frequency of use under varied conditions. These insights will help you to improve customer experience significantly. Consider moving all aspects of your infrastructure, whether in private, public or hybrid clouds, under one unified monitoring platform. This can help you to manage all your KPIs in one place with complete visibility into performance optimization. Use monitoring tools that can help you track the usage and cost of your cloud resources and services. Increase cloud monitoring automation. This can help you gain significant operational efficiencies. Simulate outages and breach scenarios to evaluate how well your monitoring tools capture and alert against failures. Cloud monitoring needs to be a priority for organizations looking to leverage the benefits of cloud technologies. It will help you manage and optimize your cloud resources for cost and performance, and create better customer experiences.</text:p>
      <text:p text:style-name="P3"/>
      <text:p text:style-name="P3"/>
      <text:h text:style-name="P1" text:outline-level="2">Lesson Summary</text:h>
      <text:h text:style-name="Heading_20_3" text:outline-level="3">In this lesson, you have learned:</text:h>
      <text:list xml:id="list1213083821" text:style-name="L1">
        <text:list-item>
          <text:p text:style-name="P4">Cloud security refers to the policies, technological procedures, services, and solutions designed to secure the enterprise applications and data on cloud against insider threats, data breaches, compliance issues, and organized security threats. </text:p>
        </text:list-item>
      </text:list>
      <text:list xml:id="list2367347247" text:style-name="L2">
        <text:list-item>
          <text:p text:style-name="P5">Cloud security is a shared responsibility between the cloud provider and the user organization. </text:p>
        </text:list-item>
      </text:list>
      <text:list xml:id="list2955168010" text:style-name="L3">
        <text:list-item>
          <text:p text:style-name="P6">Security architecture and methods for achieving continuous security need to be embedded through the life cycle of an application to ensure that the application runs on a safe platform, the code is free from vulnerabilities, and the operational risks are understood. </text:p>
        </text:list-item>
      </text:list>
      <text:list xml:id="list1364255652" text:style-name="L4">
        <text:list-item>
          <text:p text:style-name="P7">Identity and Access Management, also known as access control, helps authenticate and authorize users, and provide user-specific access to cloud resources, services, and applications.</text:p>
        </text:list-item>
      </text:list>
      <text:list xml:id="list2968385274" text:style-name="L5">
        <text:list-item>
          <text:p text:style-name="P8">As part of their Identity and Access Management services, most cloud providers offer users the ability to define access groups and create access policies that define permissions for users on account resources.</text:p>
        </text:list-item>
      </text:list>
      <text:list xml:id="list2950780442" text:style-name="L6">
        <text:list-item>
          <text:p text:style-name="P9">Cloud encryption, often referred to as the last line of defense, not only encrypts data, but also provides robust data access control, key management, and certificate management.</text:p>
        </text:list-item>
      </text:list>
      <text:list xml:id="list778007156" text:style-name="L7">
        <text:list-item>
          <text:p text:style-name="P10">Data needs encryption in three states - </text:p>
        </text:list-item>
      </text:list>
      <text:p text:style-name="Text_20_body">- Encryption at rest; protecting data while it is stored</text:p>
      <text:p text:style-name="Text_20_body">- Encryption in transit; protecting data while it is transmitted from one location to another</text:p>
      <text:p text:style-name="Text_20_body">- Encryption in use; protecting data when it is in use in memory</text:p>
      <text:list xml:id="list71510167" text:style-name="L8">
        <text:list-item>
          <text:p text:style-name="P11"><text:soft-page-break/>There needs to be active monitoring of all connected systems and cloud-based services to maintain visibility of all data exchanges between public, private, and hybrid cloud environments. This ensures that the cloud provides a trusted platform that can securely integrate with your enterprise data centers.</text:p>
        </text:list-item>
      </text:list>
      <text:p text:style-name="P13"/>
      <text:p text:style-name="P3"/>
      <text:p text:style-name="P3"/>
      <text:p text:style-name="P3"/>
      <text:p text:style-name="P3"/>
      <text:p text:style-name="P3"/>
      <text:p text:style-name="P3"/>
      <text:p text:style-name="P3"/>
      <text:p text:style-name="P3"/>
      <text:p text:style-name="P3">Case Studies in Different Industry Verticals</text:p>
      <text:p text:style-name="P3"/>
      <text:p text:style-name="P3"/>
      <text:p text:style-name="P3"/>
      <text:p text:style-name="P3">In this video, we will look at some case studies that demonstrate the use of cloud computing in real business scenarios, and the ensuing impact on these businesses and the customers they serve. The Weather Company's mission is to map the atmosphere of the earth. And based on that, generate the most accurate and hyperlocal forecasts, which can be served out to all our consumers and devices - which number in millions across the globe. Weather is unpredictable. We need to be able to spin up and spin down as fast as weather happens. Our normal day-to-day load is 30 million unique users and when we peak into severe weather, that can go north of 100 million across our products. We generate forecasts on demand. And our forecast on demand system is responsible for generating forecasts at a resolution of one square kilometer grade. We deliver forecasts on demand to the tune of 250 billion per day. On the backside of that is our API platform and that system operates at the scale about 150,000 requests per second. If our products don't work, and don't work fast, people's lives are in danger. Imagine a hurricane is approaching the East coast of the United States. As it is approaching the coast, usage of my weather data goes up tremendously. It can go up from anywhere from two times, to five times. It took us six months to migrate to IBM Kubernetes from our previous provider. What we've noticed is some real efficiencies with DevOps. It's reduced our workflow in pipeline by about 80%. With the latest hurricane, we were able to scale with IBM cloud very easily, very seamlessly. IBM's community service allows us to scale as fast as the weather happens. As we migrated our web platform to IBM Cloud Kubernetes services, one of the biggest advantages is that this is a managed service... which allows our team not to have to babysit our system; enables them to do other work. With the migration to IBM Cloud Kubernetes, we've gained the ability to have automation security baked in. This was a feature in the component that was very main for us in the past. IBM's security team proactively now notifies us of any security vulnerabilities. The tools and the investment that the company's made, gives us capabilities that we would have never had before. It gets us very excited and it gives our developers and engineers opportunities to build new things that they wouldn't have otherwise been able to do. The global reach that IBM and IBM Cloud together with our technology, with our capabilities for forecasting, give us the ability to extend our products and services to keep people safe all over the world.</text:p>
      <text:p text:style-name="P3"/>
      <text:p text:style-name="P3"/>
      <text:p text:style-name="P3">[Music] [In-flight announcement: "Good afternoon ladies and gentlemen. Welcome aboard. Captain speaking. Anticipating on-time arrival.] In the scenario where there's a flight cancellation or some other off-scheduled operation, we've had a system where we find new seats and flights availability for those customers. But I think oftentimes customers didn't necessarily know that that was the best option for them. What we wanted to do was create a <text:soft-page-break/>system where they could actually see alternate options. The goal was to facilitate a better experience for our customers on how to get to their destination, in an automated fashion, on the channel of their choice. In our business, hurricanes, storms, are the natural events that impact our customers on a fairly regular basis. What happened - and this is a true story. The hurricanes hit and nobody said this is ridiculous. Our customers were being impacted by the hurricanes immediately. Why are we mitigating risk of a traditional rollout, when we have the power of the Cloud? This is exactly the scenario that our customers need this capability for. I think people will now realize that these kind of activities and integration are much easier when we can use cloud technology, and especially microservices. We can break problems into much smaller problems. Those get much easier to wrap your head around and develop. This is the technology that we need to be adopting now in order to keep pace with our customer expectations.</text:p>
      <text:p text:style-name="P3"/>
      <text:p text:style-name="P3">What I loved about my job at Cementos Pacasmayo, is that it challenged me every single day. Technology moves so agile that I have to keep up with it. And what I love is that the company is also on that same road, driving towards it's digital transformations. Our customers are now demanding quicker time to market and also a more broad portfolio of products. We need to keep up and deliver the best service and the best products that they can get, in the least amount of time. We implemented SAP S/4HANA on IBM Cloud since it brings us a cost-effective infrastructure and also, it's quite scalable. Cementos Pacasmayo is now turning from a product-driven company, to a service-driven company. The accounting area now has real insights in real time on our financial statements that they didn't used to have and also on our supply chain area, especially on the procurement. They now have the dashboard that helps them take decisions right on time. [Music] My name is Mukesh Sharma, and I'm the Senior Manager of IT at Welch Food. Welch started as an organization 150 years ago, and pretty fast became the national. We are owned by the farmers. It's a co-op. And we value the sweat equity our farmers put into it. So, that's what drives us every day, that our farmers are working out on the farms. And we were working here to make sure the organization gets the best benefit of each dollar spent back to them. Welch's IT is the heart of the business - all the manufacturing systems, any manufacturing data which comes in through different processing ERP systems, you name it. We started this journey with the private cloud. Then at the same time, we have started the process of asking ourselves on any new application request, can it be run in the public cloud? The approach we have taken is to slowly and steadily start to move these non mission-critical systems, which can be done better by somebody else, let them run outside. Let them spend time on it, while we spend time on our core values. Liquid Power is a company that sells products that when you inject them into crude oil or gasoline pipelines, it changes the flow characteristics to such a point that you can either one, increase the flow of those fluids, or secondly, use less energy to actually push the fluids down the pipeline. We needed to become a standalone company under Berkshire Hathaway, without any experience in running our own infrastructure, or SAP. We had to come up with the solution that was best for our business to operate as a standalone company. There were many decisions we had to make. Do we go cloud? Do we stay on-premise? How do we create our own infrastructure and back office? And what's the best decision for us not only today and now, but in the future going forward? So, I talked to some CIOs and IT professionals. If you had a blank sheet of paper, what would you do? Cloud or go on-premise? Without a doubt, all of them say cloud. This whole process and the migration to the cloud, is giving what we believe is a competitive advantage. And what I really love about having IBM with SAP on the cloud, is it's scalable. We can do it much faster, and change in a much faster time period than we could otherwise.</text:p>
      <text:p text:style-name="P3"/>
      <text:p text:style-name="P3"/>
      <text:p text:style-name="P3"/>
      <text:p text:style-name="P3"/>
      <text:p text:style-name="P3"/>
      <text:p text:style-name="P3"/>
      <text:p text:style-name="P3"><text:soft-page-break/></text:p>
      <text:p text:style-name="P3">Career Opportunities and Job Roles in Cloud Computing</text:p>
      <text:p text:style-name="P3"/>
      <text:p text:style-name="P3"/>
      <text:p text:style-name="P3">Cloud computing is a key part of an enterprise’s digital transformation strategy. As more and more companies are moving critical business processes and applications to a mix of cloud infrastructures, qualified cloud computing professionals are in high demand. According to Gartner’s report on the Cloud Services Industry, from a market size of 182.4 Billion USD in 2018 to a projected market size of 331.2 Billion USD in 2022, the market size and growth of the cloud services industry is at nearly three times the growth of overall IT services. That is the scale at which the cloud market is growing. Employer demand is outpacing the number of qualified candidates available. Gartner TalentNeuron’s database of more than one billion unique job listings, scores the hiring scale for jobs requiring cloud computing skills at 78, which means employers are finding it "difficult" to get the right applicants for open positions in cloud technologies. There are many specialization areas within this domain. Here’s a look at some of the common roles available currently: Cloud Developers, or Cloud Software Engineers, work through all phases of the software development lifecycle: writing, testing, and maintaining the code. They work with the front- and back-end of applications, as well as platforms and systems that their applications run on. Cloud Developers need to have a mix of technical skills, business knowledge, and experience with at least one of the major cloud providers. Technical skill for a Cloud Developer would typically include: Knowledge of data structures, distributed systems, operating systems, and algorithms. Experience with databases. Proficiency in commonly used web application development languages, such as Python, JavaScript, Java, HTML, and CSS. Cloud Integration Specialists are responsible for integrating new cloud services, applications and infrastructure, into the organization’s portfolio of internal systems and existing cloud services. These specialists assess the implications and trade-offs between different solutions as they relate to the integration between external and internal systems, optimize integration and user-experience, and ensure that performance standards adhere to service level agreements set with the enterprise. Cloud Data Engineers are responsible for designing, developing, and deploying scalable data pipelines and data services. They look at integrating new data management technologies and software engineering tools into existing infrastructure. Their responsibilities include: Understanding existing systems to recommend automated integration of disparate data sets. Collaborating with data scientists and researchers to develop predictive models and proofs of concept. Promoting best practices that enable teams to accelerate their consumption and understanding of data. Improving overall efficiency by introducing new engineering processes and tools. Cloud Security Engineers provide expertise around the systems and processes needed to protect the confidentiality, integrity, and availability of an organization’s systems and application data. They determine security requirements, Plan, implement, and test security systems, perform threat simulations to detect possible risks. Recommend innovative technologies that will enhance the security of cloud-based environments. Cloud Security Engineers need to have deep knowledge of cloud platforms and services, software design patterns, and DevOps tools and methodologies. Cloud DevOps Engineers collaborate with development and operations teams to create reliable and rapid release pipelines for software and updates. This may typically involve: Creating custom automation tools. Building and maintaining configuration and deployment frameworks. Tracking design bugs and automating the debugging process for developers. Maintaining and deploying web-based applications. Monitoring security systems. Measuring performance against expected business outcomes. Containerization expertise is increasingly a must-have for DevOps Engineers. Cloud Solutions Architects work to translate business requirements into application architecture and design. Some of the technical skills required for a Cloud Architect role include: Deep knowledge of cloud platforms and services. Deep understanding of software design patterns. Knowledge of DevOps tools and methodologies. Good understanding of networking. A high-level understanding of key security concepts. Solution Architects work closely with Cloud Developers, Networking Specialists, Security Engineers, Integration Specialists, and DevOps <text:soft-page-break/>Engineers to architect and design solutions. There are several resources available for learning cloud technologies, in a variety of delivery methods, including instructor-led courses, self-paced online courses, online videos, books, and also technology focused community forums. Many cloud providers have dedicated learning portals with extensive resources available on the complete range of cloud technologies and services they provide. They offer: learning paths, which make resources available as per specific career roles. Hands-on learning labs, with interactive learning resources that can be filtered by role, level, or product. Free trials on their suite of products and services.</text:p>
      <text:p text:style-name="P3"/>
      <text:p text:style-name="P3"/>
      <text:p text:style-name="P3"/>
      <text:h text:style-name="P1" text:outline-level="2">Lesson Summary</text:h>
      <text:h text:style-name="Heading_20_3" text:outline-level="3">In this lesson, you have learned:</text:h>
      <text:p text:style-name="Text_20_body">Businesses all over the world are realizing tangible benefits from the use of cloud technologies and services. </text:p>
      <text:list xml:id="list862847180" text:style-name="L9">
        <text:list-item>
          <text:p text:style-name="P12">The Weather Company migrating to the cloud to reliably deliver critical weather data at high speed, especially during major weather events such as hurricanes and tornadoes</text:p>
        </text:list-item>
        <text:list-item>
          <text:p text:style-name="P12">American Airlines using the cloud platform and technologies to deliver digital self-service tools and customer value more rapidly across its enterprise</text:p>
        </text:list-item>
        <text:list-item>
          <text:p text:style-name="P12">Cementos Pacasmayo achieving operational excellence and insight to help drive strategic transformation and reach new markets using cloud services</text:p>
        </text:list-item>
        <text:list-item>
          <text:p text:style-name="P12">Welch choosing cloud storage to drive business value from hybrid cloud</text:p>
        </text:list-item>
        <text:list-item>
          <text:p text:style-name="P12">LiquidPower using cloud-based SAP applications to fuel business growth </text:p>
        </text:list-item>
      </text:list>
      <text:p text:style-name="Text_20_body">The market size of the cloud services industry is at nearly three times the growth of overall IT services, escalating the need for qualified cloud computing professionals. Some of the common job roles that are available in this domain include Cloud Software Engineers, Cloud Integration Specialists, Cloud Data Engineers, Cloud Security Engineers, Cloud DevOps Engineers, and Cloud Solution Architects</text:p>
      <text:p text:style-name="P1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23:33:24.994739989</meta:creation-date>
    <dc:date>2022-01-03T00:44:23.239763546</dc:date>
    <meta:editing-duration>PT9M47S</meta:editing-duration>
    <meta:editing-cycles>1</meta:editing-cycles>
    <meta:generator>LibreOffice/6.4.7.2$Linux_X86_64 LibreOffice_project/40$Build-2</meta:generator>
    <meta:document-statistic meta:table-count="0" meta:image-count="0" meta:object-count="0" meta:page-count="11" meta:paragraph-count="132" meta:word-count="6336" meta:character-count="40028" meta:non-whitespace-character-count="33739"/>
  </office:meta>
</office:document-meta>
</file>